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76111111111111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063888888889cm"/>
    </style:style>
    <style:style style:name="co4" style:family="table-column">
      <style:table-column-properties fo:break-before="auto" style:column-width="2.78694444444444cm"/>
    </style:style>
    <style:style style:name="co5" style:family="table-column">
      <style:table-column-properties fo:break-before="auto" style:column-width="2.83986111111111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3.15736111111111cm"/>
    </style:style>
    <style:style style:name="co8" style:family="table-column">
      <style:table-column-properties fo:break-before="auto" style:column-width="1.34055555555556cm"/>
    </style:style>
    <style:style style:name="co9" style:family="table-column">
      <style:table-column-properties fo:break-before="auto" style:column-width="4.7448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uplicat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duplica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chinary Yard, Watery Lane,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ewell Garda Station 30 Chancery Street Dublin 7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ewell Chancery Street <text:s/>Dubli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arda Station 43 Donnybrook Road Dublin 4 Co Dubl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arda Station Donnybrook Roa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Harcourt Square D2 41 Harcourt Street Dublin 2 Db I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lock 1 Harcourt Square Harcourt Street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not_duplicates" table:style-name="ta2"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not_duplicat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9 Buckingham Street Upper, Dublin 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 Buckingham Street Upper, Dublin 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111 Bray Road Dublin 18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R District Oscar Traynor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Barracks 43 Donnybrook Road Dublin 4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Barracks L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23A Kilmainham Lane Dublin 8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23 A Kiln Marley Park Craft Courty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Old Kilmainham Dublin 8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Kilmacud Rd U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Pearse Street Dublin 2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Ronanstown Dublin 22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ler House Garda Depot 11 Phoenix Park Dublin 8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fields Depot Unit 1 Phoenix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Hospital 11 Phoenix Park Dublin 8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y And Claims Garda Hq Phoenix Park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187" table:style-name="ro1">
          <table:table-cell table:number-columns-repeated="16384" table:style-name="ce1"/>
        </table:table-row>
        <table:table-row table:number-rows-repeated="1048370" table:style-name="ro1">
          <table:table-cell table:number-columns-repeated="16384"/>
        </table:table-row>
      </table:table>
      <table:table table:name="deduplicates" table:style-name="ta2">
        <table:table-column table:style-name="co9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duplica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29 Buckingham Street Upper, Dublin 01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1 Buckingham Street Upper, Dublin 01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2T15:20:01Z</dc:date>
  </office:meta>
</office:document-meta>
</file>